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3" style:master-page-name="MP0" style:family="paragraph">
      <style:paragraph-properties fo:break-before="page"/>
    </style:style>
    <style:style style:name="T15" style:parent-style-name="DefaultParagraphFont" style:family="text">
      <style:text-properties style:font-name="Times New Roman" fo:font-weight="bold" style:font-weight-asian="bold" style:font-weight-complex="bold"/>
    </style:style>
    <style:style style:name="T16" style:parent-style-name="DefaultParagraphFont" style:family="text">
      <style:text-properties style:font-name="Times New Roman" fo:font-weight="bold" style:font-weight-asian="bold" style:font-weight-complex="bold"/>
    </style:style>
    <style:style style:name="T17" style:parent-style-name="DefaultParagraphFont" style:family="text">
      <style:text-properties style:font-name="Times New Roman"/>
    </style:style>
    <style:style style:name="P18" style:parent-style-name="TOCHeading" style:family="paragraph">
      <style:text-properties style:font-name="Times New Roman"/>
    </style:style>
    <style:style style:name="P19" style:parent-style-name="TOC3" style:family="paragraph">
      <style:paragraph-properties>
        <style:tab-stops>
          <style:tab-stop style:type="right" style:leader-style="dotted" style:leader-text="." style:position="6.1597in"/>
        </style:tab-stops>
      </style:paragraph-properties>
    </style:style>
    <style:style style:name="T20" style:parent-style-name="Hyperlink" style:family="text">
      <style:text-properties style:font-name="Times New Roman" fo:font-weight="bold" style:font-weight-asian="bold" style:font-weight-complex="bold"/>
    </style:style>
    <style:style style:name="T21" style:parent-style-name="DefaultParagraphFont" style:family="text">
      <style:text-properties style:font-name="Times New Roman"/>
    </style:style>
    <style:style style:name="P22" style:parent-style-name="TOC2" style:family="paragraph">
      <style:paragraph-properties>
        <style:tab-stops>
          <style:tab-stop style:type="right" style:leader-style="dotted" style:leader-text="." style:position="6.3263in"/>
        </style:tab-stops>
      </style:paragraph-properties>
    </style:style>
    <style:style style:name="T23" style:parent-style-name="Hyperlink" style:family="text">
      <style:text-properties style:font-name="Times New Roman" fo:font-weight="bold" style:font-weight-asian="bold" style:font-weight-complex="bold"/>
    </style:style>
    <style:style style:name="T24" style:parent-style-name="Hyperlink" style:family="text">
      <style:text-properties style:font-name="Times New Roman" fo:font-weight="bold" style:font-weight-asian="bold" style:font-weight-complex="bold"/>
    </style:style>
    <style:style style:name="T25" style:parent-style-name="Hyperlink" style:family="text">
      <style:text-properties style:font-name="Times New Roman" fo:font-weight="bold" style:font-weight-asian="bold" style:font-weight-complex="bold"/>
    </style:style>
    <style:style style:name="T26" style:parent-style-name="DefaultParagraphFont" style:family="text">
      <style:text-properties style:font-name="Times New Roman"/>
    </style:style>
    <style:style style:name="P27" style:parent-style-name="TOC2" style:family="paragraph">
      <style:paragraph-properties>
        <style:tab-stops>
          <style:tab-stop style:type="right" style:leader-style="dotted" style:leader-text="." style:position="6.3263in"/>
        </style:tab-stops>
      </style:paragraph-properties>
    </style:style>
    <style:style style:name="T28" style:parent-style-name="Hyperlink" style:family="text">
      <style:text-properties style:font-name="Times New Roman" fo:font-weight="bold" style:font-weight-asian="bold" style:font-weight-complex="bold"/>
    </style:style>
    <style:style style:name="T29" style:parent-style-name="DefaultParagraphFont" style:family="text">
      <style:text-properties style:font-name="Times New Roman"/>
    </style:style>
    <style:style style:name="P30" style:parent-style-name="TOC2" style:family="paragraph">
      <style:paragraph-properties>
        <style:tab-stops>
          <style:tab-stop style:type="right" style:leader-style="dotted" style:leader-text="." style:position="6.3263in"/>
        </style:tab-stops>
      </style:paragraph-properties>
    </style:style>
    <style:style style:name="T31" style:parent-style-name="Hyperlink" style:family="text">
      <style:text-properties style:font-name="Times New Roman" fo:font-weight="bold" style:font-weight-asian="bold" style:font-weight-complex="bold"/>
    </style:style>
    <style:style style:name="T32" style:parent-style-name="DefaultParagraphFont" style:family="text">
      <style:text-properties style:font-name="Times New Roman"/>
    </style:style>
    <style:style style:name="P33" style:parent-style-name="TOC3" style:family="paragraph">
      <style:paragraph-properties>
        <style:tab-stops>
          <style:tab-stop style:type="right" style:leader-style="dotted" style:leader-text="." style:position="6.1597in"/>
        </style:tab-stops>
      </style:paragraph-properties>
    </style:style>
    <style:style style:name="T34" style:parent-style-name="Hyperlink" style:family="text">
      <style:text-properties style:font-name="Times New Roman" fo:font-weight="bold" style:font-weight-asian="bold" style:font-weight-complex="bold"/>
    </style:style>
    <style:style style:name="T35" style:parent-style-name="Hyperlink" style:family="text">
      <style:text-properties style:font-name="Times New Roman" fo:font-weight="bold" style:font-weight-asian="bold" style:font-weight-complex="bold"/>
    </style:style>
    <style:style style:name="T36" style:parent-style-name="Hyperlink" style:family="text">
      <style:text-properties style:font-name="Times New Roman" fo:font-weight="bold" style:font-weight-asian="bold" style:font-weight-complex="bold"/>
    </style:style>
    <style:style style:name="T37" style:parent-style-name="DefaultParagraphFont" style:family="text">
      <style:text-properties style:font-name="Times New Roman"/>
    </style:style>
    <style:style style:name="P38" style:parent-style-name="TOC3" style:family="paragraph">
      <style:paragraph-properties>
        <style:tab-stops>
          <style:tab-stop style:type="right" style:leader-style="dotted" style:leader-text="." style:position="6.1597in"/>
        </style:tab-stops>
      </style:paragraph-properties>
    </style:style>
    <style:style style:name="T39" style:parent-style-name="Hyperlink" style:family="text">
      <style:text-properties style:font-name="Times New Roman" fo:font-weight="bold" style:font-weight-asian="bold" style:font-weight-complex="bold"/>
    </style:style>
    <style:style style:name="T40" style:parent-style-name="Hyperlink" style:family="text">
      <style:text-properties style:font-name="Times New Roman" fo:font-weight="bold" style:font-weight-asian="bold" style:font-weight-complex="bold"/>
    </style:style>
    <style:style style:name="T41" style:parent-style-name="Hyperlink" style:family="text">
      <style:text-properties style:font-name="Times New Roman" fo:font-weight="bold" style:font-weight-asian="bold" style:font-weight-complex="bold"/>
    </style:style>
    <style:style style:name="T42" style:parent-style-name="DefaultParagraphFont" style:family="text">
      <style:text-properties style:font-name="Times New Roman"/>
    </style:style>
    <style:style style:name="P43" style:parent-style-name="TOC3" style:family="paragraph">
      <style:paragraph-properties>
        <style:tab-stops>
          <style:tab-stop style:type="right" style:leader-style="dotted" style:leader-text="." style:position="6.1597in"/>
        </style:tab-stops>
      </style:paragraph-properties>
    </style:style>
    <style:style style:name="T44" style:parent-style-name="Hyperlink" style:family="text">
      <style:text-properties style:font-name="Times New Roman" fo:font-weight="bold" style:font-weight-asian="bold" style:font-weight-complex="bold"/>
    </style:style>
    <style:style style:name="T45" style:parent-style-name="DefaultParagraphFont" style:family="text">
      <style:text-properties style:font-name="Times New Roman"/>
    </style:style>
    <style:style style:name="P46" style:parent-style-name="TOC3" style:family="paragraph">
      <style:paragraph-properties>
        <style:tab-stops>
          <style:tab-stop style:type="right" style:leader-style="dotted" style:leader-text="." style:position="6.1597in"/>
        </style:tab-stops>
      </style:paragraph-properties>
    </style:style>
    <style:style style:name="T47" style:parent-style-name="Hyperlink" style:family="text">
      <style:text-properties style:font-name="Times New Roman" fo:font-weight="bold" style:font-weight-asian="bold" style:font-weight-complex="bold"/>
    </style:style>
    <style:style style:name="T48" style:parent-style-name="DefaultParagraphFont" style:family="text">
      <style:text-properties style:font-name="Times New Roman"/>
    </style:style>
    <style:style style:name="P49" style:parent-style-name="TOC3" style:family="paragraph">
      <style:paragraph-properties>
        <style:tab-stops>
          <style:tab-stop style:type="right" style:leader-style="dotted" style:leader-text="." style:position="6.1597in"/>
        </style:tab-stops>
      </style:paragraph-properties>
    </style:style>
    <style:style style:name="T50" style:parent-style-name="Hyperlink" style:family="text">
      <style:text-properties style:font-name="Times New Roman" fo:font-weight="bold" style:font-weight-asian="bold" style:font-weight-complex="bold"/>
    </style:style>
    <style:style style:name="T51" style:parent-style-name="DefaultParagraphFont" style:family="text">
      <style:text-properties style:font-name="Times New Roman"/>
    </style:style>
    <style:style style:name="P52" style:parent-style-name="TOC3" style:family="paragraph">
      <style:paragraph-properties>
        <style:tab-stops>
          <style:tab-stop style:type="right" style:leader-style="dotted" style:leader-text="." style:position="6.1597in"/>
        </style:tab-stops>
      </style:paragraph-properties>
    </style:style>
    <style:style style:name="T53" style:parent-style-name="Hyperlink" style:family="text">
      <style:text-properties style:font-name="Times New Roman" fo:font-weight="bold" style:font-weight-asian="bold" style:font-weight-complex="bold"/>
    </style:style>
    <style:style style:name="T54" style:parent-style-name="DefaultParagraphFont" style:family="text">
      <style:text-properties style:font-name="Times New Roman"/>
    </style:style>
    <style:style style:name="P55" style:parent-style-name="Heading3" style:family="paragraph">
      <style:text-properties style:font-name="Times New Roman"/>
    </style:style>
    <style:style style:name="P56" style:parent-style-name="Heading2" style:family="paragraph">
      <style:text-properties style:font-name="Times New Roman" fo:font-weight="bold" style:font-weight-asian="bold" style:font-weight-complex="bold"/>
    </style:style>
    <style:style style:name="P57" style:parent-style-name="Heading2" style:family="paragraph">
      <style:text-properties style:font-name="Times New Roman" fo:font-weight="bold" style:font-weight-asian="bold" style:font-weight-complex="bold"/>
    </style:style>
    <style:style style:name="P58" style:parent-style-name="ListParagraph" style:list-style-name="LFO1" style:family="paragraph"/>
    <style:style style:name="T59" style:parent-style-name="DefaultParagraphFont" style:family="text">
      <style:text-properties style:font-name="Times New Roman"/>
    </style:style>
    <style:style style:name="T60" style:parent-style-name="Hyperlink" style:family="text">
      <style:text-properties style:font-name="Times New Roman"/>
    </style:style>
    <style:style style:name="T61" style:parent-style-name="DefaultParagraphFont" style:family="text">
      <style:text-properties style:font-name="Times New Roman"/>
    </style:style>
    <style:style style:name="P62" style:parent-style-name="ListParagraph" style:list-style-name="LFO1" style:family="paragraph"/>
    <style:style style:name="T63" style:parent-style-name="DefaultParagraphFont" style:family="text">
      <style:text-properties style:font-name="Times New Roman"/>
    </style:style>
    <style:style style:name="T64" style:parent-style-name="Hyperlink" style:family="text">
      <style:text-properties style:font-name="Times New Roman"/>
    </style:style>
    <style:style style:name="T65" style:parent-style-name="DefaultParagraphFont" style:family="text">
      <style:text-properties style:font-name="Times New Roman"/>
    </style:style>
    <style:style style:name="P66" style:parent-style-name="ListParagraph" style:list-style-name="LFO1" style:family="paragraph"/>
    <style:style style:name="T67" style:parent-style-name="DefaultParagraphFont" style:family="text">
      <style:text-properties style:font-name="Times New Roman"/>
    </style:style>
    <style:style style:name="T68" style:parent-style-name="Hyperlink" style:family="text">
      <style:text-properties style:font-name="Times New Roman"/>
    </style:style>
    <style:style style:name="T69" style:parent-style-name="DefaultParagraphFont" style:family="text">
      <style:text-properties style:font-name="Times New Roman"/>
    </style:style>
    <style:style style:name="P70" style:parent-style-name="ListParagraph" style:list-style-name="LFO1" style:family="paragraph"/>
    <style:style style:name="T71" style:parent-style-name="DefaultParagraphFont" style:family="text">
      <style:text-properties style:font-name="Times New Roman"/>
    </style:style>
    <style:style style:name="T72" style:parent-style-name="Hyperlink" style:family="text">
      <style:text-properties style:font-name="Times New Roman"/>
    </style:style>
    <style:style style:name="T73" style:parent-style-name="DefaultParagraphFont" style:family="text">
      <style:text-properties style:font-name="Times New Roman"/>
    </style:style>
    <style:style style:name="P74" style:parent-style-name="Heading2" style:family="paragraph">
      <style:text-properties style:font-name="Times New Roman" fo:font-weight="bold" style:font-weight-asian="bold" style:font-weight-complex="bold"/>
    </style:style>
    <style:style style:name="P75" style:parent-style-name="Heading3" style:family="paragraph">
      <style:text-properties style:font-name="Times New Roman" fo:font-weight="bold" style:font-weight-asian="bold" style:font-weight-complex="bold"/>
    </style:style>
    <style:style style:name="P76" style:parent-style-name="Normal" style:family="paragraph">
      <style:text-properties style:font-name="Times New Roman"/>
    </style:style>
    <style:style style:name="P77" style:parent-style-name="Heading3" style:family="paragraph">
      <style:text-properties style:font-name="Times New Roman" fo:font-weight="bold" style:font-weight-asian="bold" style:font-weight-complex="bold"/>
    </style:style>
    <style:style style:name="P78" style:parent-style-name="Normal" style:family="paragraph">
      <style:text-properties style:font-name="Times New Roman"/>
    </style:style>
    <style:style style:name="P79" style:parent-style-name="Heading3" style:family="paragraph">
      <style:text-properties style:font-name="Times New Roman" fo:font-weight="bold" style:font-weight-asian="bold" style:font-weight-complex="bold"/>
    </style:style>
    <style:style style:name="P80" style:parent-style-name="Normal" style:family="paragraph">
      <style:text-properties style:font-name="Times New Roman"/>
    </style:style>
    <style:style style:name="P81" style:parent-style-name="Heading3" style:family="paragraph">
      <style:text-properties style:font-name="Times New Roman" fo:font-weight="bold" style:font-weight-asian="bold" style:font-weight-complex="bold"/>
    </style:style>
    <style:style style:name="P82" style:parent-style-name="Normal" style:family="paragraph">
      <style:text-properties style:font-name="Times New Roman"/>
    </style:style>
    <style:style style:name="P83" style:parent-style-name="Heading3" style:family="paragraph">
      <style:text-properties style:font-name="Times New Roman" fo:font-weight="bold" style:font-weight-asian="bold" style:font-weight-complex="bold"/>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fo:font-weight="bold" style:font-weight-asian="bold" style:font-weight-complex="bold"/>
    </style:style>
    <style:style style:name="P86" style:parent-style-name="Heading3" style:family="paragraph">
      <style:text-properties style:font-name="Times New Roman" fo:font-weight="bold" style:font-weight-asian="bold" style:font-weight-complex="bold"/>
    </style:style>
    <style:style style:name="T87" style:parent-style-name="DefaultParagraphFont" style:family="text">
      <style:text-properties style:font-name="Times New Roman"/>
    </style:style>
  </office:automatic-styles>
  <office:body>
    <office:text text:use-soft-page-breaks="true">
      <text:h text:style-name="P1" text:outline-level="3"><text:bookmark-start text:name="_Toc195033592"/><text:span text:style-name="T15">Project “List of time</text:span><text:bookmark-end text:name="_Toc195033592"/><text:span text:style-name="T16">”</text:span><text:span text:style-name="T17"><text:line-break/></text:span></text:h>
      <text:p text:style-name="P18">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text:a xlink:href="#_Toc195033592" office:target-frame-name="_top" xlink:show="replace"><text:span text:style-name="T20">Project “List of time”</text:span><text:span text:style-name="T21"><text:tab/>1</text:span></text:a></text:p>
          <text:p text:style-name="P22"><text:a xlink:href="#_Toc195033593" office:target-frame-name="_top" xlink:show="replace"><text:span text:style-name="T23">1. PROJE</text:span><text:bookmark-start text:name="_Hlt195033605"/><text:span text:style-name="T24">C</text:span><text:bookmark-end text:name="_Hlt195033605"/><text:span text:style-name="T25">T TITLE: TIMETRAVEL</text:span><text:span text:style-name="T26"><text:tab/>1</text:span></text:a></text:p>
          <text:p text:style-name="P27"><text:a xlink:href="#_Toc195033594" office:target-frame-name="_top" xlink:show="replace"><text:span text:style-name="T28">2. AUTHORS:</text:span><text:span text:style-name="T29"><text:tab/>1</text:span></text:a></text:p>
          <text:p text:style-name="P30"><text:a xlink:href="#_Toc195033595" office:target-frame-name="_top" xlink:show="replace"><text:span text:style-name="T31">3. PROJECT DESCRIPTION:</text:span><text:span text:style-name="T32"><text:tab/>1</text:span></text:a></text:p>
          <text:p text:style-name="P33"><text:a xlink:href="#_Toc195033596" office:target-frame-name="_top" xlink:show="replace"><text:span text:style-name="T34">3.1 Ob</text:span><text:bookmark-start text:name="_Hlt195033602"/><text:bookmark-start text:name="_Hlt195033603"/><text:span text:style-name="T35">j</text:span><text:bookmark-end text:name="_Hlt195033602"/><text:bookmark-end text:name="_Hlt195033603"/><text:span text:style-name="T36">ectives</text:span><text:span text:style-name="T37"><text:tab/>1</text:span></text:a></text:p>
          <text:p text:style-name="P38"><text:a xlink:href="#_Toc195033597" office:target-frame-name="_top" xlink:show="replace"><text:span text:style-name="T39">3.2 Main</text:span><text:bookmark-start text:name="_Hlt195033604"/><text:span text:style-name="T40"><text:s/></text:span><text:bookmark-end text:name="_Hlt195033604"/><text:span text:style-name="T41">development stages</text:span><text:span text:style-name="T42"><text:tab/>2</text:span></text:a></text:p>
          <text:p text:style-name="P43"><text:a xlink:href="#_Toc195033598" office:target-frame-name="_top" xlink:show="replace"><text:span text:style-name="T44">3.3 Complexity level</text:span><text:span text:style-name="T45"><text:tab/>2</text:span></text:a></text:p>
          <text:p text:style-name="P46"><text:a xlink:href="#_Toc195033599" office:target-frame-name="_top" xlink:show="replace"><text:span text:style-name="T47">3.4 Project structure</text:span><text:span text:style-name="T48"><text:tab/>2</text:span></text:a></text:p>
          <text:p text:style-name="P49"><text:a xlink:href="#_Toc195033600" office:target-frame-name="_top" xlink:show="replace"><text:span text:style-name="T50">3.5 Implementation and technologies used</text:span><text:span text:style-name="T51"><text:tab/>2</text:span></text:a></text:p>
          <text:p text:style-name="P52"><text:a xlink:href="#_Toc195033601" office:target-frame-name="_top" xlink:show="replace"><text:span text:style-name="T53">3.6 Application description</text:span><text:span text:style-name="T54"><text:tab/>2</text:span></text:a></text:p>
        </text:index-body>
      </text:table-of-content>
      <text:p text:style-name="Normal"/>
      <text:h text:style-name="P55" text:outline-level="3"/>
      <text:h text:style-name="P56" text:outline-level="2"><text:bookmark-start text:name="_Toc195033593"/>1. PROJECT TITLE: TIMETRAVEL<text:bookmark-end text:name="_Toc195033593"/></text:h>
      <text:h text:style-name="P57" text:outline-level="2"><text:bookmark-start text:name="_Toc195033594"/>2. AUTHORS:<text:bookmark-end text:name="_Toc195033594"/></text:h>
      <text:list text:style-name="LFO1" text:continue-numbering="true">
        <text:list-item>
          <text:p text:style-name="P58"><text:span text:style-name="T59">Stefan Ivanov, <text:s/></text:span><text:a xlink:href="mailto:SBIvanov22@codingburgas.bg" office:target-frame-name="_top" xlink:show="replace"><text:span text:style-name="T60">SBIvanov22@codingburgas.bg</text:span></text:a><text:span text:style-name="T61">, 10A</text:span></text:p>
        </text:list-item>
        <text:list-item>
          <text:p text:style-name="P62"><text:span text:style-name="T63">Veselin Boyanov, <text:s/></text:span><text:a xlink:href="mailto:VBBoyanov22@codingburgas.bg" office:target-frame-name="_top" xlink:show="replace"><text:span text:style-name="T64">VBBoyanov22@codingburgas.bg</text:span></text:a><text:span text:style-name="T65">, 10A</text:span></text:p>
        </text:list-item>
        <text:list-item>
          <text:p text:style-name="P66"><text:span text:style-name="T67">Ani Vezirova, <text:s/></text:span><text:a xlink:href="mailto:AAVezirova22@codingburgas.bg" office:target-frame-name="_top" xlink:show="replace"><text:span text:style-name="T68">AAVezirova22@codingburgas.bg</text:span></text:a><text:span text:style-name="T69">, 10G</text:span></text:p>
        </text:list-item>
        <text:list-item>
          <text:p text:style-name="P70"><text:span text:style-name="T71">Natali Ribareva, <text:s/></text:span><text:a xlink:href="mailto:NIRibareva22@codingburgas.bg" office:target-frame-name="_top" xlink:show="replace"><text:span text:style-name="T72">NIRibareva22@codingburgas.bg</text:span></text:a><text:span text:style-name="T73">, 10V</text:span></text:p>
        </text:list-item>
      </text:list>
      <text:h text:style-name="P74" text:outline-level="2"><text:bookmark-start text:name="_Toc195033595"/>3. PROJECT DESCRIPTION:<text:bookmark-end text:name="_Toc195033595"/></text:h>
      <text:h text:style-name="P75" text:outline-level="3"><text:bookmark-start text:name="_Toc195033596"/>3.1 Objectives<text:bookmark-end text:name="_Toc195033596"/></text:h>
      <text:p text:style-name="P76">The core idea behind the TimeTravel project is to create an interactive way for people—especially students and history enthusiasts—to connect with historical events and figures on a more personal level. Instead of passively reading about the past, users are placed in the role of a time traveler who can explore different eras, alter the flow of events, and engage in conversations with key historical figures.</text:p>
      <text:h text:style-name="P77" text:outline-level="3"><text:bookmark-start text:name="_Toc195033597"/><text:soft-page-break/>3.2 Main development stages<text:bookmark-end text:name="_Toc195033597"/></text:h>
      <text:p text:style-name="P78">1. Concept and research phase<text:line-break/><text:s text:c="3"/>- Concept development<text:line-break/><text:s text:c="3"/>- User needs analysis and educational methods research<text:line-break/>2. Prototyping and design<text:line-break/><text:s text:c="3"/>- UX/UI design for interactive interface<text:line-break/>3. Development<text:line-break/><text:s text:c="3"/>- Core functionality programming, time-travel logic, and chatbot<text:line-break/>4. Testing and improvements<text:line-break/><text:s text:c="3"/>- Internal and external testing<text:line-break/></text:p>
      <text:h text:style-name="P79" text:outline-level="3"><text:bookmark-start text:name="_Toc195033598"/>3.3 Complexity level<text:bookmark-end text:name="_Toc195033598"/></text:h>
      <text:p text:style-name="P80">The project includes historical event simulations, dynamic AI-powered dialogues, and real-time visualizations, making it both technically and conceptually complex.</text:p>
      <text:h text:style-name="P81" text:outline-level="3"><text:bookmark-start text:name="_Toc195033599"/>3.4 Project structure<text:bookmark-end text:name="_Toc195033599"/></text:h>
      <text:p text:style-name="P82">1. Interface: C++<text:line-break/>2. Dialogue system: Gemini API<text:line-break/>3. Database: JSON files</text:p>
      <text:h text:style-name="P83" text:outline-level="3"><text:bookmark-start text:name="_Toc195033600"/>3.5 Implementation and technologies used<text:bookmark-end text:name="_Toc195033600"/></text:h>
      <text:p text:style-name="Normal"><text:span text:style-name="T84">For this project C++ was used for both the frontend and backend, which helped keep things fast and consistent across the board. The build process set up is with Premake with Lua scripts to keep everything organized and flexible. To handle JSON data, nlohmann/json.hpp library was used, and for making HTTP requests, curl/curl.h. Also an API key was integrated to connect with Gemini AI, which added chatroom with historical figures.</text:span><text:span text:style-name="T85"><text:s/></text:span></text:p>
      <text:h text:style-name="P86" text:outline-level="3"><text:bookmark-start text:name="_Toc195033601"/>3.6 Application description<text:bookmark-end text:name="_Toc195033601"/></text:h>
      <text:p text:style-name="Normal"><text:span text:style-name="T87">The user launches the app and add historical events. Through a interactive interface, they navigate through time, interact with the environment, and talk to key figures. Based on the decisions made, events unfold differently, supporting critical thinking and experiential learning.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1.2465in"/>
    </style:style>
    <style:style style:name="TableColumn4" style:family="table-column">
      <style:table-column-properties style:column-width="5.3576in"/>
    </style:style>
    <style:style style:name="Table2" style:family="table">
      <style:table-properties style:width="0in" fo:margin-left="-0.1041in" table:align="left"/>
    </style:style>
    <style:style style:name="TableRow5" style:family="table-row">
      <style:table-row-properties style:min-row-height="0.2083in"/>
    </style:style>
    <style:style style:name="TableCell6" style:family="table-cell">
      <style:table-cell-properties fo:border-top="none" fo:border-left="none" fo:border-bottom="0.0104in solid #000000" fo:border-right="none" style:writing-mode="lr-tb" fo:padding-top="0in" fo:padding-left="0in" fo:padding-bottom="0in" fo:padding-right="0in"/>
    </style:style>
    <style:style style:name="TableCell7"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Hyperlink"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Footer" style:family="paragraph">
      <style:paragraph-properties fo:text-align="center"/>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style:mirror="horizontal"/>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Header"><draw:frame draw:style-name="a0" draw:name="Picture 3" text:anchor-type="as-char" svg:x="0in" svg:y="0in" svg:width="1.20847in" svg:height="0.55298in" style:rel-width="scale" style:rel-height="scale"><draw:image xlink:href="media/image1.png" xlink:type="simple" xlink:show="embed" xlink:actuate="onLoad"/><svg:title/><svg:desc/></draw:frame> </text:p>
            </table:table-cell>
            <table:table-cell table:style-name="TableCell7">
              <text:p text:style-name="Header"><text:span text:style-name="T8">ПРОФЕСИОНАЛНА ГИМНАЗИЯ ПО КОМПЮТЪРНО ПРОГРАМИРАНЕ И ИНОВАЦИИ</text:span> </text:p>
            </table:table-cell>
          </table:table-row>
        </table:table>
        <text:p text:style-name="Header"><text:span text:style-name="T9"><text:tab/>бул. "Захари Стоянов", жк Меден рудник, 8009 Бургас,  </text:span><text:a xlink:href="mailto:office@codingburgas.bg" office:target-frame-name="_top" xlink:show="replace"><text:span text:style-name="T10">office@codingburgas.bg</text:span></text:a><text:span text:style-name="T11">,</text:span></text:p>
        <text:p text:style-name="Header"/>
      </style:header>
      <style:footer>
        <text:p text:style-name="P12">Page<text:s/><text:span text:style-name="T13"><text:page-number text:fixed="false">2</text:page-number></text:span><text:s/>of<text:s/><text:span text:style-name="T14"><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imeTravelers</dc:title>
    <dc:description/>
    <dc:subject>SchoolProject</dc:subject>
    <meta:initial-creator>sbivanov22@codingburgas.bg</meta:initial-creator>
    <dc:creator>Stefan Ivanov</dc:creator>
    <meta:creation-date>2025-04-08T17:34:00Z</meta:creation-date>
    <dc:date>2025-04-08T18:26:00Z</dc:date>
    <meta:template xlink:href="Normal" xlink:type="simple"/>
    <meta:editing-cycles>3</meta:editing-cycles>
    <meta:editing-duration>PT0S</meta:editing-duration>
    <meta:document-statistic meta:page-count="2" meta:paragraph-count="5" meta:word-count="446" meta:character-count="2984" meta:row-count="21" meta:non-whitespace-character-count="2543"/>
  </office:meta>
</office:document-meta>
</file>